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4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330c00" officeooo:paragraph-rsid="00330c00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330c00" officeooo:paragraph-rsid="0011029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33e7dd" officeooo:paragraph-rsid="0033e7dd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3572f3" officeooo:paragraph-rsid="003572f3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3572f3" officeooo:paragraph-rsid="00364efa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364efa" officeooo:paragraph-rsid="00364efa" style:language-asian="zxx" style:country-asian="none" style:language-complex="zxx" style:country-complex="none"/>
    </style:style>
    <style:style style:name="P24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7" style:family="paragraph" style:parent-style-name="Standard">
      <style:text-properties style:font-name="Source Code Pro" fo:language="zxx" fo:country="none" officeooo:rsid="00364efa" officeooo:paragraph-rsid="00364efa" style:language-asian="zxx" style:country-asian="none" style:language-complex="zxx" style:country-complex="none"/>
    </style:style>
    <style:style style:name="P28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text-properties style:font-name="Liberation Serif" fo:language="zxx" fo:country="none" officeooo:rsid="0037d760" officeooo:paragraph-rsid="0037d760" style:language-asian="zxx" style:country-asian="none" style:language-complex="zxx" style:country-complex="none"/>
    </style:style>
    <style:style style:name="P31" style:family="paragraph" style:parent-style-name="Standard">
      <style:text-properties style:font-name="Liberation Serif" fo:language="zxx" fo:country="none" officeooo:rsid="00399e0e" officeooo:paragraph-rsid="00399e0e" style:language-asian="zxx" style:country-asian="none" style:language-complex="zxx" style:country-complex="none"/>
    </style:style>
    <style:style style:name="P32" style:family="paragraph" style:parent-style-name="Standard">
      <style:text-properties officeooo:paragraph-rsid="0037d760"/>
    </style:style>
    <style:style style:name="P33" style:family="paragraph" style:parent-style-name="Standard">
      <style:text-properties officeooo:paragraph-rsid="003c1d46"/>
    </style:style>
    <style:style style:name="P34" style:family="paragraph" style:parent-style-name="Standard">
      <style:text-properties officeooo:paragraph-rsid="003c480d"/>
    </style:style>
    <style:style style:name="P35" style:family="paragraph" style:parent-style-name="Standard">
      <style:text-properties officeooo:paragraph-rsid="003c6564"/>
    </style:style>
    <style:style style:name="P36" style:family="paragraph" style:parent-style-name="Standard">
      <style:text-properties officeooo:paragraph-rsid="003d7d93"/>
    </style:style>
    <style:style style:name="P37" style:family="paragraph" style:parent-style-name="Standard">
      <style:text-properties officeooo:paragraph-rsid="003e6a20"/>
    </style:style>
    <style:style style:name="P38" style:family="paragraph" style:parent-style-name="Standard">
      <style:text-properties officeooo:paragraph-rsid="003f6b21"/>
    </style:style>
    <style:style style:name="P39" style:family="paragraph" style:parent-style-name="Standard">
      <style:text-properties officeooo:paragraph-rsid="00415799"/>
    </style:style>
    <style:style style:name="P40" style:family="paragraph" style:parent-style-name="Standard">
      <style:text-properties officeooo:paragraph-rsid="00423e6f"/>
    </style:style>
    <style:style style:name="P41" style:family="paragraph" style:parent-style-name="Standard">
      <style:text-properties officeooo:paragraph-rsid="0042f563"/>
    </style:style>
    <style:style style:name="P42" style:family="paragraph" style:parent-style-name="Standard">
      <style:text-properties officeooo:paragraph-rsid="00449e6e"/>
    </style:style>
    <style:style style:name="P43" style:family="paragraph" style:parent-style-name="Standard">
      <style:text-properties officeooo:paragraph-rsid="00469940"/>
    </style:style>
    <style:style style:name="P44" style:family="paragraph" style:parent-style-name="Standard">
      <style:text-properties officeooo:paragraph-rsid="004836fd"/>
    </style:style>
    <style:style style:name="P45" style:family="paragraph" style:parent-style-name="Standard">
      <style:text-properties officeooo:paragraph-rsid="004b05f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314314"/>
    </style:style>
    <style:style style:name="T9" style:family="text">
      <style:text-properties fo:language="ru" fo:country="RU" officeooo:rsid="00330c00"/>
    </style:style>
    <style:style style:name="T10" style:family="text">
      <style:text-properties officeooo:rsid="000f2bda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0ff5a8"/>
    </style:style>
    <style:style style:name="T13" style:family="text">
      <style:text-properties officeooo:rsid="000e80ff"/>
    </style:style>
    <style:style style:name="T14" style:family="text">
      <style:text-properties officeooo:rsid="000f2ecc"/>
    </style:style>
    <style:style style:name="T15" style:family="text">
      <style:text-properties officeooo:rsid="00110295"/>
    </style:style>
    <style:style style:name="T16" style:family="text">
      <style:text-properties officeooo:rsid="0016d64d"/>
    </style:style>
    <style:style style:name="T17" style:family="text">
      <style:text-properties officeooo:rsid="000f99a4"/>
    </style:style>
    <style:style style:name="T18" style:family="text">
      <style:text-properties officeooo:rsid="00101e7f"/>
    </style:style>
    <style:style style:name="T19" style:family="text">
      <style:text-properties officeooo:rsid="0011c8f7"/>
    </style:style>
    <style:style style:name="T20" style:family="text">
      <style:text-properties officeooo:rsid="00215453"/>
    </style:style>
    <style:style style:name="T21" style:family="text">
      <style:text-properties officeooo:rsid="00227165"/>
    </style:style>
    <style:style style:name="T22" style:family="text">
      <style:text-properties officeooo:rsid="001ef826"/>
    </style:style>
    <style:style style:name="T23" style:family="text">
      <style:text-properties officeooo:rsid="0017db68"/>
    </style:style>
    <style:style style:name="T24" style:family="text">
      <style:text-properties officeooo:rsid="001d81cb"/>
    </style:style>
    <style:style style:name="T25" style:family="text">
      <style:text-properties officeooo:rsid="001f47e5"/>
    </style:style>
    <style:style style:name="T26" style:family="text">
      <style:text-properties fo:language="zxx" fo:country="none"/>
    </style:style>
    <style:style style:name="T27" style:family="text">
      <style:text-properties officeooo:rsid="0033e7dd"/>
    </style:style>
    <style:style style:name="T28" style:family="text">
      <style:text-properties officeooo:rsid="003572f3"/>
    </style:style>
    <style:style style:name="T29" style:family="text">
      <style:text-properties officeooo:rsid="00364efa"/>
    </style:style>
    <style:style style:name="T30" style:family="text">
      <style:text-properties style:font-name="Liberation Serif" fo:language="zxx" fo:country="none" officeooo:rsid="0037d760" style:language-asian="zxx" style:country-asian="none" style:language-complex="zxx" style:country-complex="none"/>
    </style:style>
    <style:style style:name="T31" style:family="text">
      <style:text-properties officeooo:rsid="00399e0e"/>
    </style:style>
    <style:style style:name="T32" style:family="text">
      <style:text-properties style:text-line-through-style="none" style:text-line-through-type="none" style:font-name="Liberation Serif" fo:language="ru" fo:country="RU" officeooo:rsid="0042f563" style:language-asian="zxx" style:country-asian="none" style:language-complex="zxx" style:country-complex="none"/>
    </style:style>
    <style:style style:name="T33" style:family="text">
      <style:text-properties style:text-line-through-style="none" style:text-line-through-type="none" style:font-name="Liberation Serif" fo:language="ru" fo:country="RU" officeooo:rsid="00449e6e" style:language-asian="zxx" style:country-asian="none" style:language-complex="zxx" style:country-complex="none"/>
    </style:style>
    <style:style style:name="T34" style:family="text">
      <style:text-properties style:text-line-through-style="none" style:text-line-through-type="none" style:font-name="Liberation Serif" fo:language="ru" fo:country="RU" officeooo:rsid="00469940" style:language-asian="zxx" style:country-asian="none" style:language-complex="zxx" style:country-complex="none"/>
    </style:style>
    <style:style style:name="T35" style:family="text">
      <style:text-properties style:text-line-through-style="none" style:text-line-through-type="none" style:font-name="Liberation Serif" fo:language="ru" fo:country="RU" officeooo:rsid="004836fd" style:language-asian="zxx" style:country-asian="none" style:language-complex="zxx" style:country-complex="none"/>
    </style:style>
    <style:style style:name="T36" style:family="text">
      <style:text-properties style:text-line-through-style="none" style:text-line-through-type="none" style:font-name="Liberation Serif" fo:language="ru" fo:country="RU" officeooo:rsid="004b05f6" style:language-asian="zxx" style:country-asian="none" style:language-complex="zxx" style:country-complex="none"/>
    </style:style>
    <style:style style:name="T37" style:family="text">
      <style:text-properties style:text-line-through-style="none" style:text-line-through-type="none" style:font-name="Liberation Serif" fo:language="en" fo:country="US" officeooo:rsid="0042f563" style:language-asian="zxx" style:country-asian="none" style:language-complex="zxx" style:country-complex="none"/>
    </style:style>
    <style:style style:name="T38" style:family="text">
      <style:text-properties style:text-line-through-style="none" style:text-line-through-type="none" style:font-name="Liberation Serif" fo:language="en" fo:country="US" officeooo:rsid="00449e6e" style:language-asian="zxx" style:country-asian="none" style:language-complex="zxx" style:country-complex="none"/>
    </style:style>
    <style:style style:name="T39" style:family="text">
      <style:text-properties style:text-line-through-style="none" style:text-line-through-type="none" style:font-name="Liberation Serif" fo:language="en" fo:country="US" officeooo:rsid="00469940" style:language-asian="zxx" style:country-asian="none" style:language-complex="zxx" style:country-complex="none"/>
    </style:style>
    <style:style style:name="T40" style:family="text">
      <style:text-properties style:text-line-through-style="none" style:text-line-through-type="none" style:font-name="Liberation Serif" fo:language="en" fo:country="US" officeooo:rsid="004836fd" style:language-asian="zxx" style:country-asian="none" style:language-complex="zxx" style:country-complex="none"/>
    </style:style>
    <style:style style:name="T41" style:family="text">
      <style:text-properties style:text-line-through-style="none" style:text-line-through-type="none" style:font-name="Liberation Serif" fo:language="zxx" fo:country="none" style:language-asian="zxx" style:country-asian="none" style:language-complex="zxx" style:country-complex="none"/>
    </style:style>
    <style:style style:name="T42" style:family="text">
      <style:text-properties style:text-line-through-style="none" style:text-line-through-type="none" style:font-name="Liberation Serif" fo:language="zxx" fo:country="none" officeooo:rsid="0037d760" style:language-asian="zxx" style:country-asian="none" style:language-complex="zxx" style:country-complex="none"/>
    </style:style>
    <style:style style:name="T43" style:family="text">
      <style:text-properties style:text-line-through-style="none" style:text-line-through-type="none" style:font-name="Liberation Serif" fo:language="zxx" fo:country="none" officeooo:rsid="00399e0e" style:language-asian="zxx" style:country-asian="none" style:language-complex="zxx" style:country-complex="none"/>
    </style:style>
    <style:style style:name="T44" style:family="text">
      <style:text-properties style:text-line-through-style="none" style:text-line-through-type="none" style:font-name="Liberation Serif" fo:language="zxx" fo:country="none" officeooo:rsid="003b8396" style:language-asian="zxx" style:country-asian="none" style:language-complex="zxx" style:country-complex="none"/>
    </style:style>
    <style:style style:name="T45" style:family="text">
      <style:text-properties style:text-line-through-style="none" style:text-line-through-type="none" style:font-name="Liberation Serif" fo:language="zxx" fo:country="none" officeooo:rsid="003c1d46" style:language-asian="zxx" style:country-asian="none" style:language-complex="zxx" style:country-complex="none"/>
    </style:style>
    <style:style style:name="T46" style:family="text">
      <style:text-properties style:text-line-through-style="none" style:text-line-through-type="none" style:font-name="Liberation Serif" fo:language="zxx" fo:country="none" officeooo:rsid="003c6564" style:language-asian="zxx" style:country-asian="none" style:language-complex="zxx" style:country-complex="none"/>
    </style:style>
    <style:style style:name="T47" style:family="text">
      <style:text-properties style:text-line-through-style="none" style:text-line-through-type="none" style:font-name="Liberation Serif" fo:language="zxx" fo:country="none" officeooo:rsid="003c480d" style:language-asian="zxx" style:country-asian="none" style:language-complex="zxx" style:country-complex="none"/>
    </style:style>
    <style:style style:name="T48" style:family="text">
      <style:text-properties style:text-line-through-style="none" style:text-line-through-type="none" style:font-name="Liberation Serif" fo:language="zxx" fo:country="none" officeooo:rsid="00415799" style:language-asian="zxx" style:country-asian="none" style:language-complex="zxx" style:country-complex="none"/>
    </style:style>
    <style:style style:name="T49" style:family="text">
      <style:text-properties style:text-line-through-style="none" style:text-line-through-type="none" style:font-name="Liberation Serif" fo:language="zxx" fo:country="none" officeooo:rsid="003d7d93" style:language-asian="zxx" style:country-asian="none" style:language-complex="zxx" style:country-complex="none"/>
    </style:style>
    <style:style style:name="T50" style:family="text">
      <style:text-properties style:text-line-through-style="none" style:text-line-through-type="none" style:font-name="Liberation Serif" fo:language="zxx" fo:country="none" officeooo:rsid="003db912" style:language-asian="zxx" style:country-asian="none" style:language-complex="zxx" style:country-complex="none"/>
    </style:style>
    <style:style style:name="T51" style:family="text">
      <style:text-properties style:text-line-through-style="none" style:text-line-through-type="none" style:font-name="Liberation Serif" fo:language="zxx" fo:country="none" officeooo:rsid="003e6a20" style:language-asian="zxx" style:country-asian="none" style:language-complex="zxx" style:country-complex="none"/>
    </style:style>
    <style:style style:name="T52" style:family="text">
      <style:text-properties style:text-line-through-style="none" style:text-line-through-type="none" style:font-name="Liberation Serif" fo:language="zxx" fo:country="none" officeooo:rsid="003f6b21" style:language-asian="zxx" style:country-asian="none" style:language-complex="zxx" style:country-complex="none"/>
    </style:style>
    <style:style style:name="T53" style:family="text">
      <style:text-properties style:text-line-through-style="none" style:text-line-through-type="none" style:font-name="Liberation Serif" fo:language="zxx" fo:country="none" officeooo:rsid="00423e6f" style:language-asian="zxx" style:country-asian="none" style:language-complex="zxx" style:country-complex="none"/>
    </style:style>
    <style:style style:name="T54" style:family="text">
      <style:text-properties style:text-line-through-style="none" style:text-line-through-type="none" style:font-name="Liberation Serif" fo:language="zxx" fo:country="none" officeooo:rsid="0042f563" style:language-asian="zxx" style:country-asian="none" style:language-complex="zxx" style:country-complex="none"/>
    </style:style>
    <style:style style:name="T55" style:family="text">
      <style:text-properties style:text-line-through-style="none" style:text-line-through-type="none" style:font-name="Liberation Serif" fo:language="zxx" fo:country="none" officeooo:rsid="00449e6e" style:language-asian="zxx" style:country-asian="none" style:language-complex="zxx" style:country-complex="none"/>
    </style:style>
    <style:style style:name="T56" style:family="text">
      <style:text-properties style:text-line-through-style="none" style:text-line-through-type="none" style:font-name="Liberation Serif" fo:language="zxx" fo:country="none" officeooo:rsid="00469940" style:language-asian="zxx" style:country-asian="none" style:language-complex="zxx" style:country-complex="none"/>
    </style:style>
    <style:style style:name="T57" style:family="text">
      <style:text-properties style:text-line-through-style="none" style:text-line-through-type="none" style:font-name="Liberation Serif" fo:language="zxx" fo:country="none" officeooo:rsid="004836fd" style:language-asian="zxx" style:country-asian="none" style:language-complex="zxx" style:country-complex="none"/>
    </style:style>
    <style:style style:name="T58" style:family="text">
      <style:text-properties style:text-line-through-style="none" style:text-line-through-type="none" style:font-name="Liberation Serif" fo:language="zxx" fo:country="none" officeooo:rsid="004b05f6" style:language-asian="zxx" style:country-asian="none" style:language-complex="zxx" style:country-complex="none"/>
    </style:style>
    <style:style style:name="T59" style:family="text">
      <style:text-properties style:text-line-through-style="none" style:text-line-through-type="none" style:font-name="Liberation Serif" officeooo:rsid="0042f563"/>
    </style:style>
    <style:style style:name="T60" style:family="text">
      <style:text-properties style:text-line-through-style="none" style:text-line-through-type="none" style:font-name="Liberation Serif" officeooo:rsid="00449e6e"/>
    </style:style>
    <style:style style:name="T61" style:family="text">
      <style:text-properties style:text-line-through-style="none" style:text-line-through-type="none" style:font-name="Liberation Serif" officeooo:rsid="00469940"/>
    </style:style>
    <style:style style:name="T62" style:family="text">
      <style:text-properties style:text-line-through-style="none" style:text-line-through-type="none" style:font-name="Liberation Serif" officeooo:rsid="004836fd"/>
    </style:style>
    <style:style style:name="T63" style:family="text">
      <style:text-properties style:text-line-through-style="none" style:text-line-through-type="none" style:font-name="Liberation Serif" officeooo:rsid="004b05f6"/>
    </style:style>
    <style:style style:name="T64" style:family="text">
      <style:text-properties style:text-line-through-style="none" style:text-line-through-type="none" style:font-name="Source Code Pro" fo:language="zxx" fo:country="none" officeooo:rsid="003c1d46" style:language-asian="zxx" style:country-asian="none" style:language-complex="zxx" style:country-complex="none"/>
    </style:style>
    <style:style style:name="T65" style:family="text">
      <style:text-properties style:text-line-through-style="none" style:text-line-through-type="none" style:font-name="Source Code Pro" fo:language="zxx" fo:country="none" officeooo:rsid="003c480d" style:language-asian="zxx" style:country-asian="none" style:language-complex="zxx" style:country-complex="none"/>
    </style:style>
    <style:style style:name="T66" style:family="text">
      <style:text-properties style:text-line-through-style="none" style:text-line-through-type="none" style:font-name="Source Code Pro" fo:language="zxx" fo:country="none" officeooo:rsid="003d7d93" style:language-asian="zxx" style:country-asian="none" style:language-complex="zxx" style:country-complex="none"/>
    </style:style>
    <style:style style:name="T67" style:family="text">
      <style:text-properties style:text-line-through-style="none" style:text-line-through-type="none" style:font-name="Source Code Pro" fo:language="zxx" fo:country="none" officeooo:rsid="003c6564" style:language-asian="zxx" style:country-asian="none" style:language-complex="zxx" style:country-complex="none"/>
    </style:style>
    <style:style style:name="T68" style:family="text">
      <style:text-properties style:text-line-through-style="none" style:text-line-through-type="none" style:font-name="Source Code Pro" fo:language="zxx" fo:country="none" officeooo:rsid="003e6a20" style:language-asian="zxx" style:country-asian="none" style:language-complex="zxx" style:country-complex="none"/>
    </style:style>
    <style:style style:name="T69" style:family="text">
      <style:text-properties style:text-line-through-style="none" style:text-line-through-type="none" style:font-name="Source Code Pro" fo:language="zxx" fo:country="none" officeooo:rsid="00415799" style:language-asian="zxx" style:country-asian="none" style:language-complex="zxx" style:country-complex="none"/>
    </style:style>
    <style:style style:name="T70" style:family="text">
      <style:text-properties style:text-line-through-style="none" style:text-line-through-type="none" style:font-name="Source Code Pro" fo:language="zxx" fo:country="none" officeooo:rsid="003f6b21" style:language-asian="zxx" style:country-asian="none" style:language-complex="zxx" style:country-complex="none"/>
    </style:style>
    <style:style style:name="T71" style:family="text">
      <style:text-properties style:text-line-through-style="none" style:text-line-through-type="none" style:font-name="Source Code Pro" fo:language="zxx" fo:country="none" officeooo:rsid="0042f563" style:language-asian="zxx" style:country-asian="none" style:language-complex="zxx" style:country-complex="none"/>
    </style:style>
    <style:style style:name="T72" style:family="text">
      <style:text-properties style:text-line-through-style="none" style:text-line-through-type="none" style:font-name="Source Code Pro" fo:language="zxx" fo:country="none" officeooo:rsid="00449e6e" style:language-asian="zxx" style:country-asian="none" style:language-complex="zxx" style:country-complex="none"/>
    </style:style>
    <style:style style:name="T73" style:family="text">
      <style:text-properties style:text-line-through-style="none" style:text-line-through-type="none" style:font-name="Source Code Pro" fo:language="ru" fo:country="RU" officeooo:rsid="0042f563" style:language-asian="zxx" style:country-asian="none" style:language-complex="zxx" style:country-complex="none"/>
    </style:style>
    <style:style style:name="T74" style:family="text">
      <style:text-properties style:text-line-through-style="none" style:text-line-through-type="none" style:font-name="Source Code Pro" fo:language="ru" fo:country="RU" officeooo:rsid="00449e6e" style:language-asian="zxx" style:country-asian="none" style:language-complex="zxx" style:country-complex="none"/>
    </style:style>
    <style:style style:name="T75" style:family="text">
      <style:text-properties style:text-line-through-style="none" style:text-line-through-type="none" style:font-name="Source Code Pro" fo:language="en" fo:country="US" officeooo:rsid="0042f563" style:language-asian="zxx" style:country-asian="none" style:language-complex="zxx" style:country-complex="none"/>
    </style:style>
    <style:style style:name="T76" style:family="text">
      <style:text-properties style:text-line-through-style="none" style:text-line-through-type="none" style:font-name="Source Code Pro" fo:language="en" fo:country="US" officeooo:rsid="00449e6e" style:language-asian="zxx" style:country-asian="none" style:language-complex="zxx" style:country-complex="none"/>
    </style:style>
    <style:style style:name="T77" style:family="text">
      <style:text-properties style:text-line-through-style="none" style:text-line-through-type="none" style:font-name="Source Code Pro" officeooo:rsid="0042f563"/>
    </style:style>
    <style:style style:name="T78" style:family="text">
      <style:text-properties style:text-line-through-style="none" style:text-line-through-type="none" style:font-name="Source Code Pro" officeooo:rsid="00449e6e"/>
    </style:style>
    <style:style style:name="T79" style:family="text">
      <style:text-properties officeooo:rsid="00415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к языку программирования «nom».</text:p>
      <text:p text:style-name="P4"/>
      <text:p text:style-name="P24">Основные сведения.</text:p>
      <text:p text:style-name="P4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9">6</text:span>:</text:p>
      <text:p text:style-name="P4"/>
      <text:p text:style-name="P26">nom аргумент1.nom аргумент2.ncp</text:p>
      <text:p text:style-name="P4"/>
      <text:p text:style-name="P4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3">com / .out</text:span> в некоторых других системах).</text:p>
      <text:p text:style-name="P4"/>
      <text:p text:style-name="P5"><text:span text:style-name="T11">Лексемы в nom разделяются на 3 группы:</text:span> </text:p>
      <text:p text:style-name="P5"/>
      <text:p text:style-name="P5"><text:span text:style-name="T11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5"/>
      <text:p text:style-name="P5"><text:span text:style-name="T11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0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5"/>
      <text:p text:style-name="P6"><text:span text:style-name="T11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6"/>
      <text:p text:style-name="P25">Синтаксис языка nom.</text:p>
      <text:p text:style-name="P25"/>
      <text:p text:style-name="P29">Основное правило синтаксиса языка <text:span text:style-name="T26">nom</text:span><text:span text:style-name="T1"> – </text:span>все лексемы разделяются пробелами.</text:p>
      <text:p text:style-name="P6"/>
      <text:p text:style-name="P28">Синтаксис директив и ключевых слов в языке nom:</text:p>
      <text:p text:style-name="P7">Ключевые слова:</text:p>
      <text:p text:style-name="P7">nil<text:tab/>crg<text:tab/>crc<text:tab/>prg<text:tab/>prc<text:tab/>put<text:tab/>add <text:tab/>subt<text:tab/><text:span text:style-name="T16">mult<text:tab/>div<text:tab/>cmp</text:span></text:p>
      <text:p text:style-name="P1">push<text:tab/>eject<text:tab/>sum<text:tab/>write</text:p>
      <text:p text:style-name="P7"/>
      <text:p text:style-name="P7">nil – слово-ноль применяется для повышения ясности кода, в ситуациях когда что-либо отсутствует. </text:p>
      <text:p text:style-name="P9">crg – имеет действие аналогичное команде CRG. <text:span text:style-name="T5">В</text:span><text:span text:style-name="T17">ыбор регистра.</text:span></text:p>
      <text:p text:style-name="P9">crc – имеет действие аналогичное команде CRC. <text:span text:style-name="T17">Выбор ячейки.</text:span></text:p>
      <text:p text:style-name="P9">prg – имеет действие аналогичное команде PRG. <text:span text:style-name="T17">Положить данные в нулевую ячейку выбранного регистра.</text:span></text:p>
      <text:p text:style-name="P9">prc – имеет действие аналогичное команде PRC.<text:span text:style-name="T17"> </text:span><text:span text:style-name="T5">П</text:span><text:span text:style-name="T17">оложить данные в <text:s/>выбранную ячейку в выбранный регистр.</text:span></text:p>
      <text:p text:style-name="P9"><text:span text:style-name="T12">put </text:span>– имеет действие аналогичное команде <text:span text:style-name="T12">PUT</text:span>. <text:span text:style-name="T18">Вывод значений на экран.</text:span></text:p>
      <text:p text:style-name="P9"><text:span text:style-name="T12">add</text:span> – имеет действие аналогичное команде <text:span text:style-name="T12">ADD</text:span>. <text:span text:style-name="T8">Сложение.</text:span></text:p>
      <text:p text:style-name="P9"><text:soft-page-break/><text:span text:style-name="T12">subt</text:span> – имеет действие аналогичное команде <text:span text:style-name="T12">SUBT</text:span>. <text:span text:style-name="T8">Вычитание</text:span></text:p>
      <text:p text:style-name="P16">mult – имеет действие аналогичное MULT. <text:span text:style-name="T20">Умножение.</text:span></text:p>
      <text:p text:style-name="P16"><text:span text:style-name="T1">d</text:span><text:span text:style-name="T4">iv</text:span> – имеет действие аналогичное DIV. <text:span text:style-name="T21">Деление.</text:span></text:p>
      <text:p text:style-name="P9">c<text:span text:style-name="T12">mp</text:span> – имеет действие аналогичное команде C<text:span text:style-name="T12">MP</text:span>. <text:span text:style-name="T18">Сравнение значений регистров.</text:span></text:p>
      <text:p text:style-name="P11"><text:span text:style-name="T2">i</text:span>nput – имеет действие аналогичное команде INPUT. <text:span text:style-name="T22">Ввод значений с клавиатуры.</text:span></text:p>
      <text:p text:style-name="P1">push – <text:span text:style-name="T4">добавление нового элемента в стек.</text:span></text:p>
      <text:p text:style-name="P1">eject – <text:span text:style-name="T4">извлечение головного элемента из стека.</text:span></text:p>
      <text:p text:style-name="P1">sum – <text:span text:style-name="T4">суммирование всех элементов стека.</text:span></text:p>
      <text:p text:style-name="P1">write – <text:span text:style-name="T4">вывод головного элемента стека.</text:span></text:p>
      <text:p text:style-name="P8"/>
      <text:p text:style-name="P12">Директивы:</text:p>
      <text:p text:style-name="P12">.jump <text:s text:c="3"/><text:span text:style-name="T14">.</text:span>point <text:s text:c="3"/>.deb <text:s text:c="3"/>.main <text:s text:c="3"/>.restart <text:s text:c="3"/>.quit <text:s text:c="3"/>.clear <text:s text:c="3"/>.goback <text:s text:c="3"/>.end</text:p>
      <text:p text:style-name="P12"/>
      <text:p text:style-name="P14">.jump – имеет действие аналогичное команде GJP. <text:span text:style-name="T17">Перейти к JPT с выбранным кодом.</text:span></text:p>
      <text:p text:style-name="P14">.point – имеет действие аналогичное команде JPT. <text:span text:style-name="T19">Создаёт метку.</text:span></text:p>
      <text:p text:style-name="P15">.deb – имеет действие аналогичное команде DEB. <text:span text:style-name="T19">Выводит номер читаемой ячейки памяти.</text:span></text:p>
      <text:p text:style-name="P15">.main – имеет действие аналогичное команде MAIN. <text:span text:style-name="T6">У</text:span><text:span text:style-name="T18">казывает на начало программы.</text:span></text:p>
      <text:p text:style-name="P15">.restart – имеет действие аналогичное команде RESTART. <text:span text:style-name="T18">Начинает исполнение программы сызнова.</text:span></text:p>
      <text:p text:style-name="P15">.<text:span text:style-name="T15">quit </text:span>– имеет действие аналогичное команде <text:span text:style-name="T15">QUIT</text:span>. <text:span text:style-name="T18">Завершает выполнение программы.</text:span></text:p>
      <text:p text:style-name="P15">.<text:span text:style-name="T15">clear </text:span>– имеет действие аналогичное команде <text:span text:style-name="T15">CLEAR</text:span>. <text:span text:style-name="T6">С</text:span><text:span text:style-name="T18">тирает код программы из памяти.</text:span></text:p>
      <text:p text:style-name="P15">.<text:span text:style-name="T15">goback </text:span>– имеет действие аналогичное команде <text:span text:style-name="T15">GOBACK</text:span>. <text:span text:style-name="T18">Возвращает выполнение программы в изначальную точку.</text:span></text:p>
      <text:p text:style-name="P15">.<text:span text:style-name="T15">end </text:span>– имеет действие аналогичное команде <text:span text:style-name="T15">END</text:span>. <text:span text:style-name="T23">Конец программы.</text:span></text:p>
      <text:p text:style-name="P13"/>
      <text:p text:style-name="P10">Флаги:</text:p>
      <text:p text:style-name="P10">_stdi<text:tab/>_stda<text:tab/>_stdc<text:tab/>_cwr<text:tab/>_vwr<text:tab/>_all<text:tab/>_acc<text:tab/>_cacc</text:p>
      <text:p text:style-name="P10">_stdi – указывает на то что данные это число из регистра.</text:p>
      <text:p text:style-name="P10">_stda – указывает на то что данные это адрес из регистра.</text:p>
      <text:p text:style-name="P10">_stdc – указывает на то что данные это символ из регистра.</text:p>
      <text:p text:style-name="P10">_cwr – указывает на то что данные это символ, не связанный с регистром.</text:p>
      <text:p text:style-name="P10">_vwr – указывает на то что данные это число, не связанное с регистром.</text:p>
      <text:p text:style-name="P10">_all – специальный флаг применяемый к .clear.</text:p>
      <text:p text:style-name="P10">_acc – флаг указывающий на то что данные это число из аккумулятора.</text:p>
      <text:p text:style-name="P10">_сacc – флаг указывающий на то что данные это символ из аккумулятора.</text:p>
      <text:p text:style-name="P10">_<text:span text:style-name="T24">num – флаг указывающий на то что данные это число связанное со стеком. </text:span></text:p>
      <text:p text:style-name="P17">_sym – флаг указывающий на то что данные это символ связанный со стеком.</text:p>
      <text:p text:style-name="P17">_<text:span text:style-name="T3">stack – </text:span><text:span text:style-name="T7">флаг указывающий на то что данные это головной элемент стека.</text:span></text:p>
      <text:p text:style-name="P2">&gt; <text:span text:style-name="T25">–</text:span> <text:span text:style-name="T4">специальный флаг для директивы перехода </text:span>(<text:span text:style-name="T4">.</text:span>jump).<text:span text:style-name="T4"> </text:span></text:p>
      <text:p text:style-name="P2">&gt;= <text:span text:style-name="T25">–</text:span> <text:span text:style-name="T4">специальный флаг для директивы перехода </text:span>(<text:span text:style-name="T4">.</text:span>jump).<text:span text:style-name="T4"> </text:span></text:p>
      <text:p text:style-name="P2">= <text:span text:style-name="T25">–</text:span> <text:span text:style-name="T4">специальный флаг для директивы перехода </text:span>(<text:span text:style-name="T4">.</text:span>jump).<text:span text:style-name="T4"> </text:span></text:p>
      <text:p text:style-name="P2">&lt; <text:span text:style-name="T25">–</text:span> <text:span text:style-name="T4">специальный флаг для директивы перехода </text:span>(<text:span text:style-name="T4">.</text:span>jump).<text:span text:style-name="T4"> </text:span></text:p>
      <text:p text:style-name="P2">&lt;= <text:span text:style-name="T25">–</text:span> <text:span text:style-name="T4">специальный флаг для директивы перехода </text:span>(<text:span text:style-name="T4">.</text:span>jump).<text:span text:style-name="T4"> </text:span></text:p>
      <text:p text:style-name="P19"/>
      <text:p text:style-name="P18">Раздел 1. Команды, флаги <text:span text:style-name="T28">и директивы</text:span>.</text:p>
      <text:p text:style-name="P18"/>
      <text:p text:style-name="P18">1.1 Команды <text:span text:style-name="T27">(Ключевые слова)</text:span>.</text:p>
      <text:p text:style-name="P18">Команда это действие которое может быть выполнено неким исполнителем. Как было видно из справочника выше, в nom не так много команд, однако несмотря на это почти любые средства современных языков программирования реализуемы и в nom.</text:p>
      <text:p text:style-name="P18"><text:span text:style-name="T27">Команды — это основная часть любой программы на nom, все команды можно разделить на два типа: конкретные и общего назначения. Например ключевое слово nil – конкретное и не </text:span><text:soft-page-break/><text:span text:style-name="T27">требует дополнительной информации, а crg – это ключевое слово общего назначения, онон требует конкретизации в виде флагов и данных.</text:span></text:p>
      <text:p text:style-name="P18"/>
      <text:p text:style-name="P20">1.2 Флаги.</text:p>
      <text:p text:style-name="P20">Как уже было сказано выше, большинство команд требуют конкретизации, одни из способов это сделать являются флаги, они могут использоваться в 3 целях: конкретизировать действие команды, указать тип данных или их адрес, задать условие работы команды. Разберёмся со всем по порядку.</text:p>
      <text:p text:style-name="P21">Флаги конкретизирующие действие команды могут указывать на объект воздействия или на группу объектов. Например команда clear требует флага указывающего, что именно надо очистить. Или, более абстрактный пример, есть команда: «Полить цветы», но это команда общего назначения, так-как цветы можно полить по разному, чтобы исполнитель, например человек, лучше понял команду «Пол<text:span text:style-name="T29">ей</text:span> цветы» мы можем уточнить что полить нужно только ромашки, то есть в данном случае «ромашки» это флаг переданный команде «Пол<text:span text:style-name="T29">ей</text:span> цветы».</text:p>
      <text:p text:style-name="P21"/>
      <text:p text:style-name="P21">1.3 Директивы.</text:p>
      <text:p text:style-name="P22">Директивы — это особый тип ключевых слов, которые могут оказывать влияние на работу программы, возвращаясь к прошлому примеру с цветами, <text:span text:style-name="T29">мы можем сказать «Полей цветы когда захочешь», здесь «когда захочешь» можно считать директивой так-как цветы могут быть политы сейчас же, а могут быть и не политы вообще. </text:span></text:p>
      <text:p text:style-name="P4"/>
      <text:p text:style-name="P21">Раздел 2. Стандартный вид программы.</text:p>
      <text:p text:style-name="P21"/>
      <text:p text:style-name="P21"><text:span text:style-name="T79">2</text:span>.1 Директив<text:span text:style-name="T29">а точки входа в программу.</text:span></text:p>
      <text:p text:style-name="P23">Основной код программы на nom должен располагаться после директивы .main (ей не нужны флаги и данные). При запуске программы TVM, первым делом ищет директиву .main, после которой начинает исполняться код.</text:p>
      <text:p text:style-name="P23"/>
      <text:p text:style-name="P23"><text:span text:style-name="T79">2</text:span>.2 Директива конца программы.</text:p>
      <text:p text:style-name="P23">Когда основной код заканчивается, а всё ниже него исполняться без специального вызова не должно, требуется поставить директиву .end, после которой работа программы будет прекращена.</text:p>
      <text:p text:style-name="P23"/>
      <text:p text:style-name="P23"><text:span text:style-name="T79">2</text:span>.3 Стандартный вид программы.</text:p>
      <text:p text:style-name="P23">Приняв во внимание, всё вышесказанное не трудно догадаться что любая программа на nom имеет следующую структуру:</text:p>
      <text:p text:style-name="P23"/>
      <text:p text:style-name="P27">// Какой-то код</text:p>
      <text:p text:style-name="P27">.main</text:p>
      <text:p text:style-name="P27">// Основной код</text:p>
      <text:p text:style-name="P27">.end </text:p>
      <text:p text:style-name="P27">// Здесь код тоже может быть</text:p>
      <text:p text:style-name="P27"/>
      <text:p text:style-name="P30">Как видно из кода выше, вся основная часть программы должна располагаться между директивами .main &amp; .end, причём выше них или ниже располагается та часть программы которая будет вызвана из основной, например процедуры. </text:p>
      <text:p text:style-name="P30"/>
      <text:p text:style-name="P30">Раздел 3. Программирование.</text:p>
      <text:p text:style-name="P30"/>
      <text:p text:style-name="P31"><text:span text:style-name="T79">3</text:span>.1 Типы данных.</text:p>
      <text:p text:style-name="P31">В nom есть 3 типа данных: числа, адреса и символы.</text:p>
      <text:p text:style-name="P31">Данные числовых типов обозначаются флагами (_stdi, _vwr).</text:p>
      <text:p text:style-name="P31"><text:soft-page-break/>Адреса представляются флагом (_stda).</text:p>
      <text:p text:style-name="P31">Для символов <text:span text:style-name="T79">(таблицы ASCII)</text:span> используются флаги (_stdc, _cwr). </text:p>
      <text:p text:style-name="P30"/>
      <text:p text:style-name="P30"><text:span text:style-name="T79">3</text:span>.<text:span text:style-name="T31">2</text:span> Регистры.</text:p>
      <text:p text:style-name="P32"><text:span text:style-name="T30">Регистр — это блок памяти TVM, которым вы можете воспользоваться для хранения каких-либо данных. Всего в TVM 64 регистра каждый из которых может хранить значения в примерном диапазоне от </text:span><text:span text:style-name="Source_20_Text"><text:span text:style-name="T41">2 147 483 648 </text:span></text:span><text:span text:style-name="Source_20_Text"><text:span text:style-name="T42">до </text:span></text:span><text:span text:style-name="Source_20_Text"><text:span text:style-name="T41">+2 147 483 647. </text:span></text:span><text:span text:style-name="Source_20_Text"><text:span text:style-name="T42">Для того чтобы положить значение в регистр требуется для начала к нему обратиться. </text:span></text:span><text:span text:style-name="Source_20_Text"><text:span text:style-name="T43">Для этого существует ключевое слово crg, оно требует флага обозначающего тип передаваемых данных, в нашем случае мы будем передавать сразу адрес регистра, поэтому использ</text:span></text:span><text:span text:style-name="Source_20_Text"><text:span text:style-name="T44">уем</text:span></text:span><text:span text:style-name="Source_20_Text"><text:span text:style-name="T43"> флаг для обозначения адресов (_stda), a в качестве адреса </text:span></text:span><text:span text:style-name="Source_20_Text"><text:span text:style-name="T44">мы</text:span></text:span><text:span text:style-name="Source_20_Text"><text:span text:style-name="T43"> переда</text:span></text:span><text:span text:style-name="Source_20_Text"><text:span text:style-name="T44">ём</text:span></text:span><text:span text:style-name="Source_20_Text"><text:span text:style-name="T43"> двузначное число первой цифрой которого будет номер </text:span></text:span><text:span text:style-name="Source_20_Text"><text:span text:style-name="T44">строки</text:span></text:span><text:span text:style-name="Source_20_Text"><text:span text:style-name="T43"> (0 — 7) и номер </text:span></text:span><text:span text:style-name="Source_20_Text"><text:span text:style-name="T44">столбца (0 — 7), так-как регистры TVM, организованны по табличному типу.</text:span></text:span></text:p>
      <text:p text:style-name="P33"><text:span text:style-name="Source_20_Text"><text:span text:style-name="T44">После того как ма обратились к регистру мы можем записать в него значение. Для этого существует ключевое слово prc, которое принимает в качестве данных значение которое нужно записать по адресу который является флагом, в нашем случае адрес не нужен, так-как мы уже обратились к регистру, поэтому мы передаём флаг (_stdi), для того чтобы </text:span></text:span><text:span text:style-name="Source_20_Text"><text:span text:style-name="T45">указать что передаём в качестве данных число. То что у нас в итоге получилось можно увидеть в </text:span></text:span><text:span text:style-name="Source_20_Text"><text:span text:style-name="T46">следующем куске кода</text:span></text:span><text:span text:style-name="Source_20_Text"><text:span text:style-name="T45">:</text:span></text:span></text:p>
      <text:p text:style-name="P33"><text:span text:style-name="Source_20_Text"><text:span text:style-name="T45"/></text:span></text:p>
      <text:p text:style-name="P33"><text:span text:style-name="Source_20_Text"><text:span text:style-name="T64">.main</text:span></text:span></text:p>
      <text:p text:style-name="P33"><text:span text:style-name="Source_20_Text"><text:span text:style-name="T64">crg _stda 0</text:span></text:span><text:span text:style-name="Source_20_Text"><text:span text:style-name="T65">0</text:span></text:span></text:p>
      <text:p text:style-name="P33"><text:span text:style-name="Source_20_Text"><text:span text:style-name="T64">prc _stdi 123</text:span></text:span></text:p>
      <text:p text:style-name="P33"><text:span text:style-name="Source_20_Text"><text:span text:style-name="T64">.end</text:span></text:span></text:p>
      <text:p text:style-name="P33"><text:span text:style-name="Source_20_Text"><text:span text:style-name="T64"/></text:span></text:p>
      <text:p text:style-name="P34"><text:span text:style-name="Source_20_Text"><text:span text:style-name="T47">Пояснения. В первой строке начинается программа, так-как там находится директива входа в программу (.main), далее мы обращаемся к регистру по адресу 00, нулевая строка, нулевой столбец. </text:span></text:span></text:p>
      <text:p text:style-name="P34"><text:span text:style-name="Source_20_Text"><text:span text:style-name="T47"/></text:span></text:p>
      <text:p text:style-name="P35"><text:span text:style-name="Source_20_Text"><text:span text:style-name="T48">3</text:span></text:span><text:span text:style-name="Source_20_Text"><text:span text:style-name="T46">.3 Аккумулятор.</text:span></text:span></text:p>
      <text:p text:style-name="P35"><text:span text:style-name="Source_20_Text"><text:span text:style-name="T46">Аккумулятор — это блок памяти TVM, в котором наиболее удобно производить арифметические действия. Для того чтобы записать в аккумулятор какое либо значение, в nom, ввиду отсутствия специальной для этого команды, требуется использовать команду суммирования и вычитания. Например:</text:span></text:span></text:p>
      <text:p text:style-name="P35"><text:span text:style-name="Source_20_Text"><text:span text:style-name="T46"/></text:span></text:p>
      <text:p text:style-name="P36"><text:span text:style-name="Source_20_Text"><text:span text:style-name="T66">.</text:span></text:span><text:span text:style-name="Source_20_Text"><text:span text:style-name="T67">ma</text:span></text:span><text:span text:style-name="Source_20_Text"><text:span text:style-name="T66">in</text:span></text:span></text:p>
      <text:p text:style-name="P36"><text:span text:style-name="Source_20_Text"><text:span text:style-name="T66">add _acc _vwr 5</text:span></text:span></text:p>
      <text:p text:style-name="P36"><text:span text:style-name="Source_20_Text"><text:span text:style-name="T66">.end</text:span></text:span><text:span text:style-name="Source_20_Text"><text:span text:style-name="T67"> <text:s/></text:span></text:span></text:p>
      <text:p text:style-name="P36"><text:span text:style-name="Source_20_Text"><text:span text:style-name="T67"/></text:span></text:p>
      <text:p text:style-name="P36"><text:span text:style-name="Source_20_Text"><text:span text:style-name="T49">Пояснения. Как и в первом примере мы начинаем программу с директивы входа в программу. Далее мы вызываем команду add, которая требует один флаг обозначающий адрес к значению на который тот указывает будет прибавлено значение, следующий флаг указывает на тип значения которое мы прибавляем, в нашем случае это флаг (_vwr) означающий что следующее значение является уже готовым, не адресом, а непосредственно значением.</text:span></text:span></text:p>
      <text:p text:style-name="P36"><text:span text:style-name="Source_20_Text"><text:span text:style-name="T49"/></text:span></text:p>
      <text:p text:style-name="P36"><text:span text:style-name="Source_20_Text"><text:span text:style-name="T49">3.4 Стек.</text:span></text:span></text:p>
      <text:p text:style-name="P36"><text:span text:style-name="Source_20_Text"><text:span text:style-name="T49">Стек — это особый тип данных </text:span></text:span><text:span text:style-name="Source_20_Text"><text:span text:style-name="T50">представляющий собой набор элементов организованных по принципу «последним пришёл первым вышел». В nom есть встроенный стек и спецальные команды для взаимодействия с ним: push, eject, sum, output.</text:span></text:span></text:p>
      <text:p text:style-name="P36"><text:span text:style-name="Source_20_Text"><text:span text:style-name="T50"/></text:span></text:p>
      <text:p text:style-name="P37"><text:span text:style-name="Source_20_Text"><text:span text:style-name="T48">3</text:span></text:span><text:span text:style-name="Source_20_Text"><text:span text:style-name="T51">.5 Комментарии.</text:span></text:span></text:p>
      <text:p text:style-name="P37"><text:soft-page-break/><text:span text:style-name="Source_20_Text"><text:span text:style-name="T51">Комментарии позволяют оставлять пометки в коде, в nom все комментарии многострочные, однострочных, нет. Текст комментария с двух сторон обрамляется знаком (*), как в примере ниже:</text:span></text:span></text:p>
      <text:p text:style-name="P37"><text:span text:style-name="Source_20_Text"><text:span text:style-name="T51"/></text:span></text:p>
      <text:p text:style-name="P37"><text:span text:style-name="Source_20_Text"><text:span text:style-name="T68">* Это комментарий *</text:span></text:span></text:p>
      <text:p text:style-name="P37"><text:span text:style-name="Source_20_Text"><text:span text:style-name="T68"/></text:span></text:p>
      <text:p text:style-name="P38"><text:span text:style-name="Source_20_Text"><text:span text:style-name="T48">3</text:span></text:span><text:span text:style-name="Source_20_Text"><text:span text:style-name="T52">.6 Вывод.</text:span></text:span></text:p>
      <text:p text:style-name="P38"><text:span text:style-name="Source_20_Text"><text:span text:style-name="T52">Вывод в nom производится посимвольно, поэтому для программы «Hello, world», текст требуется выводить символ за символом, в стандартный поток вывода могут быть выведены только числа и символы, для вывода символов используется флаг (_stda). Чтобы производить вывод в стандартный поток вывода (далее stdout), существует команда put, которая первым принимает флаг с адресом данных которые нужно выводить (_acc, _stack, адрес регистра), либо не посредственно код символа который нужно выводить, далее следует флаг который поясняет как выводить данные: (_stdi, _stdc) – для адресов, (_vwr, _cwr) – для непосредственных кодов символов. </text:span></text:span><text:span text:style-name="Source_20_Text"><text:span text:style-name="T48">Например: </text:span></text:span></text:p>
      <text:p text:style-name="P38"><text:span text:style-name="Source_20_Text"><text:span text:style-name="T48"/></text:span></text:p>
      <text:p text:style-name="P38"><text:span text:style-name="Source_20_Text"><text:span text:style-name="T69">.main</text:span></text:span></text:p>
      <text:p text:style-name="P39"><text:span text:style-name="Source_20_Text"><text:span text:style-name="T69">put 65 _cwr</text:span></text:span></text:p>
      <text:p text:style-name="P38"><text:span text:style-name="Source_20_Text"><text:span text:style-name="T69">.end</text:span></text:span></text:p>
      <text:p text:style-name="P38"><text:span text:style-name="Source_20_Text"><text:span text:style-name="T48"/></text:span></text:p>
      <text:p text:style-name="P39"><text:span text:style-name="Source_20_Text"><text:span text:style-name="T48">Пояснения. В этом примере мы вызвали команду (ключевое слово) put с двумя флагами: первый заменён кодом выводимого символа (заглавная буква A), второй указывает что первый флаг является непосредственным кодом символа.</text:span></text:span></text:p>
      <text:p text:style-name="P38"><text:span text:style-name="Source_20_Text"><text:span text:style-name="T52"/></text:span></text:p>
      <text:p text:style-name="P38"><text:span text:style-name="Source_20_Text"><text:span text:style-name="T70">.</text:span></text:span><text:span text:style-name="Source_20_Text"><text:span text:style-name="T69">main</text:span></text:span></text:p>
      <text:p text:style-name="P39"><text:span text:style-name="Source_20_Text"><text:span text:style-name="T69">put 00 _stdi</text:span></text:span></text:p>
      <text:p text:style-name="P39"><text:span text:style-name="Source_20_Text"><text:span text:style-name="T69">.end</text:span></text:span></text:p>
      <text:p text:style-name="P39"><text:span text:style-name="Source_20_Text"><text:span text:style-name="T48"/></text:span></text:p>
      <text:p text:style-name="P39"><text:span text:style-name="Source_20_Text"><text:span text:style-name="T48">Пояснения. В этом примере мы вызываем put, передавая сначала адрес регистра (00), а потом указываем что значение регистра требуется выводить как число.</text:span></text:span></text:p>
      <text:p text:style-name="P38"><text:span text:style-name="Source_20_Text"><text:span text:style-name="T52"/></text:span></text:p>
      <text:p text:style-name="P38"><text:span text:style-name="Source_20_Text"><text:span text:style-name="T48">3</text:span></text:span><text:span text:style-name="Source_20_Text"><text:span text:style-name="T52">.7 Ввод.</text:span></text:span></text:p>
      <text:p text:style-name="P38"><text:span text:style-name="Source_20_Text"><text:span text:style-name="T52">Ввод так же как и вывод в nom производится посимвольно, для ввода используется команда input, которая в качестве первого флага принимает тот адрес в который потом запишет введённое число или символ, а далее следует флаг с типом вводимого значения, (_stdi, _stdc) для чисел и символов соответственно. </text:span></text:span><text:span text:style-name="Source_20_Text"><text:span text:style-name="T48">Пример:</text:span></text:span></text:p>
      <text:p text:style-name="P38"><text:span text:style-name="Source_20_Text"><text:span text:style-name="T48"/></text:span></text:p>
      <text:p text:style-name="P38"><text:span text:style-name="Source_20_Text"><text:span text:style-name="T69">.main</text:span></text:span></text:p>
      <text:p text:style-name="P39"><text:span text:style-name="Source_20_Text"><text:span text:style-name="T69">input 00 _stdi</text:span></text:span></text:p>
      <text:p text:style-name="P39"><text:span text:style-name="Source_20_Text"><text:span text:style-name="T69">.end</text:span></text:span></text:p>
      <text:p text:style-name="P39"><text:span text:style-name="Source_20_Text"><text:span text:style-name="T48"/></text:span></text:p>
      <text:p text:style-name="P39"><text:span text:style-name="Source_20_Text"><text:span text:style-name="T48">Пояснения. Здесь мы вызвали команду input с двумя флагами: первый заменён адресом регистра в который будет производиться запись, а второй флаг указывает что будет введено число.</text:span></text:span></text:p>
      <text:p text:style-name="P39"><text:span text:style-name="Source_20_Text"><text:span text:style-name="T48"/></text:span></text:p>
      <text:p text:style-name="P39"><text:span text:style-name="Source_20_Text"><text:span text:style-name="T69">.main</text:span></text:span></text:p>
      <text:p text:style-name="P39"><text:span text:style-name="Source_20_Text"><text:span text:style-name="T69">input _acc _stdc</text:span></text:span></text:p>
      <text:p text:style-name="P39"><text:span text:style-name="Source_20_Text"><text:span text:style-name="T69">put _acc _stdc</text:span></text:span></text:p>
      <text:p text:style-name="P39"><text:span text:style-name="Source_20_Text"><text:span text:style-name="T69">.end</text:span></text:span></text:p>
      <text:p text:style-name="P39"><text:span text:style-name="Source_20_Text"><text:span text:style-name="T48"/></text:span></text:p>
      <text:p text:style-name="P40"><text:soft-page-break/><text:span text:style-name="Source_20_Text"><text:span text:style-name="T48">Пояснения. В этом примере кода мы сначала вводим символа в аккумулятор, а потом при помощи команды put выводим введённый символ. </text:span></text:span><text:span text:style-name="Source_20_Text"><text:span text:style-name="T53">Заметьте в качестве адреса для ввода и для вывода мы используем флаг (_acc), тем самым указывая что данные нужно записать или считать из аккумулятора.</text:span></text:span></text:p>
      <text:p text:style-name="P40"><text:span text:style-name="Source_20_Text"><text:span text:style-name="T53"/></text:span></text:p>
      <text:p text:style-name="P41"><text:span text:style-name="Source_20_Text"><text:span text:style-name="T54">3.8 Безусловные переходы.</text:span></text:span></text:p>
      <text:p text:style-name="P41"><text:span text:style-name="Source_20_Text"><text:span text:style-name="T54">В nom, среди прочего имеются средства для организации переходов, как условных так и безусловных, о последних и пойдёт речь. Сначала, для перехода нам нужна сама точка в которую мы будем совершать переход, такая точка может иметь только числовое наименование (номер), и создаётся такая точка при помощи директивы (.point) после неё указывается сам номер точки перехода, выглядит это примерно так:</text:span></text:span></text:p>
      <text:p text:style-name="P41"><text:span text:style-name="Source_20_Text"><text:span text:style-name="T54"/></text:span></text:p>
      <text:p text:style-name="P41"><text:span text:style-name="Source_20_Text"><text:span text:style-name="T71">.point 1</text:span></text:span></text:p>
      <text:p text:style-name="P41"><text:span text:style-name="Source_20_Text"><text:span text:style-name="T71"/></text:span></text:p>
      <text:p text:style-name="P42"><text:span text:style-name="Source_20_Text"><text:span text:style-name="T54">Для перехода к метке (точке) используется директива </text:span></text:span><text:span text:style-name="Source_20_Text"><text:span text:style-name="T55">(.jump) сначала ей передаётся условие перехода, но так-как мы рассматриваем безусловные переходы то в качестве условия мы используем оператор (~) обозначающий безусловный переход, далее следует номер метки к которой совершается переход, </text:span></text:span><text:span text:style-name="Source_20_Text"><text:span text:style-name="T54">выглядит это примерно так</text:span></text:span><text:span text:style-name="Source_20_Text"><text:span text:style-name="T55">:</text:span></text:span></text:p>
      <text:p text:style-name="P42"><text:span text:style-name="Source_20_Text"><text:span text:style-name="T55"/></text:span></text:p>
      <text:p text:style-name="P42"><text:span text:style-name="Source_20_Text"><text:span text:style-name="T72">.jump ~ 1</text:span></text:span></text:p>
      <text:p text:style-name="P42"><text:span text:style-name="Source_20_Text"><text:span text:style-name="T55"/></text:span></text:p>
      <text:p text:style-name="P42"><text:span text:style-name="Source_20_Text"><text:span text:style-name="T55">А объединив всё в месте получаем:</text:span></text:span></text:p>
      <text:p text:style-name="P42"><text:span text:style-name="Source_20_Text"><text:span text:style-name="T55"/></text:span></text:p>
      <text:p text:style-name="P42"><text:span text:style-name="Source_20_Text"><text:span text:style-name="T72">* Какой-то код *</text:span></text:span></text:p>
      <text:p text:style-name="P42"><text:span text:style-name="Source_20_Text"><text:span text:style-name="T72">.point 1</text:span></text:span></text:p>
      <text:p text:style-name="P42"><text:span text:style-name="Source_20_Text"><text:span text:style-name="T72">.jump ~ 1 </text:span></text:span></text:p>
      <text:p text:style-name="P42"><text:span text:style-name="Source_20_Text"><text:span text:style-name="T72">* Какой-то код *</text:span></text:span></text:p>
      <text:p text:style-name="P42"><text:span text:style-name="Source_20_Text"><text:span text:style-name="T72"/></text:span></text:p>
      <text:p text:style-name="P42"><text:span text:style-name="Source_20_Text"><text:span text:style-name="T55">Стоит так же отметить то что метка к которой совершается переход может находиться и перед директивой вызова и после неё и за пределами .end</text:span></text:span></text:p>
      <text:p text:style-name="P42"><text:span text:style-name="Source_20_Text"><text:span text:style-name="T55"/></text:span></text:p>
      <text:p text:style-name="P42"><text:span text:style-name="Source_20_Text"><text:span text:style-name="T55">3.9 Условные переходы.</text:span></text:span></text:p>
      <text:p text:style-name="P43"><text:span text:style-name="Source_20_Text"><text:span text:style-name="T55">В прошлый раз мы рассмотрели самое простое, безусловные переходы, приступим же к условным. В части создания меток никаких изменений нет. </text:span></text:span><text:span text:style-name="Source_20_Text"><text:span text:style-name="T56">Однако для того чтобы вызвать метку требуется использовать другой синтаксис. Для начала отметим что все условия строятся на взаимоотношении между операндом и нулём, следовательно любое условие используемое при переходе выглядит так: 0 &lt;оператор&gt; &lt;операнд&gt;.</text:span></text:span></text:p>
      <text:p text:style-name="P43"><text:span text:style-name="Source_20_Text"><text:span text:style-name="T56">Для перехода используется всё та же директива (.jump), но после неё следует флаг-оператор сравнения с нулём (&gt;, &gt;=, =, &lt;, &lt;=, !=) далее следует адрес со </text:span></text:span><text:span text:style-name="Source_20_Text"><text:span text:style-name="T57">зна</text:span></text:span><text:span text:style-name="Source_20_Text"><text:span text:style-name="T56">ч</text:span></text:span><text:span text:style-name="Source_20_Text"><text:span text:style-name="T57">ением операнда (_acc, _stack, адрес регистра), потом следует номер метки к которой производиться переход.</text:span></text:span></text:p>
      <text:p text:style-name="P44"><text:span text:style-name="Source_20_Text"><text:span text:style-name="T57">Пример:</text:span></text:span></text:p>
      <text:p text:style-name="P44"><text:span text:style-name="Source_20_Text"><text:span text:style-name="T57"/></text:span></text:p>
      <text:p text:style-name="P44"><text:span text:style-name="Source_20_Text"><text:span text:style-name="T57">.point 1</text:span></text:span></text:p>
      <text:p text:style-name="P44"><text:span text:style-name="Source_20_Text"><text:span text:style-name="T57">.jump = _acc 1</text:span></text:span></text:p>
      <text:p text:style-name="P44"><text:span text:style-name="Source_20_Text"><text:span text:style-name="T57"/></text:span></text:p>
      <text:p text:style-name="P45"><text:span text:style-name="Source_20_Text"><text:span text:style-name="T57">Пояснения. Выражение после директивы (.jump), можно интерпретировать как «Если значение аккумулятора равно нулю, то совершить переход к метке номер 1». </text:span></text:span><text:span text:style-name="Source_20_Text"><text:span text:style-name="T58">Помимо флага-оператора = вы также можете использовать и другие виды условий </text:span></text:span><text:span text:style-name="Source_20_Text"><text:span text:style-name="T56">(&gt;, &gt;=, =, &lt;, &lt;=, !=).</text:span></text:span></text:p>
      <text:p text:style-name="P45"><text:span text:style-name="Source_20_Text"><text:span text:style-name="T34"/></text:span></text:p>
      <text:p text:style-name="P45"><text:span text:style-name="Source_20_Text"><text:span text:style-name="T53">Больше примеров вы можете найти в директории …\docs\sample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5-04T20:49:47.631000000</dc:date>
    <meta:editing-duration>PT2H31S</meta:editing-duration>
    <meta:editing-cycles>29</meta:editing-cycles>
    <meta:generator>LibreOffice/6.1.4.2$Windows_x86 LibreOffice_project/9d0f32d1f0b509096fd65e0d4bec26ddd1938fd3</meta:generator>
    <meta:document-statistic meta:table-count="0" meta:image-count="0" meta:object-count="0" meta:page-count="6" meta:paragraph-count="147" meta:word-count="2060" meta:character-count="14066" meta:non-whitespace-character-count="12055"/>
  </office:meta>
</office:document-meta>
</file>